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table:number-columns-repeated="18"/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table:number-columns-repeated="18"/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table:number-columns-repeated="18"/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table:number-columns-repeated="18"/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table:number-columns-repeated="18"/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table:number-columns-repeated="18"/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table:number-columns-repeated="18"/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table:number-columns-repeated="18"/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table:number-columns-repeated="18"/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table:number-columns-repeated="18"/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table:number-columns-repeated="18"/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table:number-columns-repeated="18"/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table:number-columns-repeated="18"/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table:number-columns-repeated="18"/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table:number-columns-repeated="18"/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table:number-columns-repeated="9"/>
          <table:table-cell table:style-name="ce48"/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table:number-columns-repeated="18"/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table:number-columns-repeated="18"/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table:number-columns-repeated="18"/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table:number-columns-repeated="18"/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table:number-columns-repeated="18"/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table:number-columns-repeated="18"/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table:number-columns-repeated="18"/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table:number-columns-repeated="18"/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table:number-columns-repeated="18"/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table:number-columns-repeated="18"/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ornment</text:p>
          </table:table-cell>
          <table:table-cell table:style-name="ce47" table:number-columns-repeated="18"/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table:number-columns-repeated="18"/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9:08:13.75917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5T20:41:43.685537500</dc:date>
    <meta:editing-duration>P3DT21H10M3S</meta:editing-duration>
    <meta:editing-cycles>573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366" meta:object-count="0"/>
  </office:meta>
</office:document-meta>
</file>